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Courier New', monospace"/>
    <style:font-face style:name="Mangal1" svg:font-family="Mangal"/>
    <style:font-face style:name="Terminal" svg:font-family="Termin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paragraph-properties fo:text-align="center" style:justify-single-word="false"/>
      <style:text-properties fo:language="es" fo:country="ES"/>
    </style:style>
    <style:style style:name="P2" style:family="paragraph" style:parent-style-name="Subtitle">
      <style:text-properties fo:language="es" fo:country="ES"/>
    </style:style>
    <style:style style:name="P3" style:family="paragraph" style:parent-style-name="Standard">
      <style:paragraph-properties fo:margin-left="2.501cm" fo:margin-right="0cm" fo:text-indent="0cm" style:auto-text-indent="false"/>
      <style:text-properties fo:color="#000099" style:font-name="Consolas" fo:font-size="10.5pt" fo:font-weight="normal" officeooo:paragraph-rsid="001766ca" fo:background-color="transparent" style:font-size-asian="10.5pt" style:font-size-complex="10.5pt"/>
    </style:style>
    <style:style style:name="P4" style:family="paragraph" style:parent-style-name="Standard">
      <style:paragraph-properties fo:margin-left="2.501cm" fo:margin-right="0cm" fo:text-indent="0cm" style:auto-text-indent="false"/>
      <style:text-properties fo:color="#000099" style:font-name="Consolas" fo:font-size="10.5pt" fo:font-weight="normal" officeooo:paragraph-rsid="0019abfc" fo:background-color="transparent" style:font-size-asian="10.5pt" style:font-size-complex="10.5pt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fo:color="#000099" style:font-name="Consolas" fo:font-size="10.5pt" officeooo:paragraph-rsid="0019abfc" fo:background-color="transparent" style:font-size-asian="10.5pt" style:font-size-complex="10.5pt"/>
    </style:style>
    <style:style style:name="P6" style:family="paragraph" style:parent-style-name="Title">
      <style:text-properties fo:language="es" fo:country="ES" officeooo:rsid="001f7842" officeooo:paragraph-rsid="001f7842"/>
    </style:style>
    <style:style style:name="P7" style:family="paragraph" style:parent-style-name="Text_20_body" style:list-style-name="L1">
      <style:text-properties fo:language="es" fo:country="ES" officeooo:rsid="0000d4d0" officeooo:paragraph-rsid="0000d4d0"/>
    </style:style>
    <style:style style:name="P8" style:family="paragraph" style:parent-style-name="Text_20_body" style:list-style-name="L2">
      <style:text-properties fo:color="#000099" fo:language="es" fo:country="ES" fo:font-style="italic" officeooo:rsid="0000d4d0" officeooo:paragraph-rsid="0000d4d0" style:font-style-asian="italic" style:font-style-complex="italic"/>
    </style:style>
    <style:style style:name="P9" style:family="paragraph" style:parent-style-name="Text_20_body" style:list-style-name="L2">
      <style:text-properties fo:color="#000099" fo:language="es" fo:country="ES" fo:font-style="italic" officeooo:rsid="000c5e53" officeooo:paragraph-rsid="000c5e53" style:font-style-asian="italic" style:font-style-complex="italic"/>
    </style:style>
    <style:style style:name="P10" style:family="paragraph" style:parent-style-name="Text_20_body" style:list-style-name="L1">
      <style:text-properties fo:color="#000000" fo:font-style="normal" officeooo:rsid="0002b873" officeooo:paragraph-rsid="0002b873" style:font-style-asian="normal" style:font-style-complex="normal"/>
    </style:style>
    <style:style style:name="P11" style:family="paragraph" style:parent-style-name="Text_20_body" style:list-style-name="L1">
      <style:text-properties fo:color="#000000" fo:font-style="normal" officeooo:rsid="00112180" officeooo:paragraph-rsid="00112180" style:font-style-asian="normal" style:font-style-complex="normal"/>
    </style:style>
    <style:style style:name="P12" style:family="paragraph" style:parent-style-name="Text_20_body" style:list-style-name="L1">
      <style:text-properties fo:color="#000000" fo:font-style="normal" officeooo:rsid="001274f5" officeooo:paragraph-rsid="001274f5" style:font-style-asian="normal" style:font-style-complex="normal"/>
    </style:style>
    <style:style style:name="P13" style:family="paragraph" style:parent-style-name="Text_20_body">
      <style:text-properties fo:color="#000000" fo:font-style="normal" officeooo:rsid="001274f5" officeooo:paragraph-rsid="001274f5" style:font-style-asian="normal" style:font-style-complex="normal"/>
    </style:style>
    <style:style style:name="P14" style:family="paragraph" style:parent-style-name="Text_20_body" style:list-style-name="L1">
      <style:text-properties fo:color="#000000" fo:font-style="normal" officeooo:rsid="0016282d" officeooo:paragraph-rsid="0016282d" style:font-style-asian="normal" style:font-style-complex="normal"/>
    </style:style>
    <style:style style:name="P15" style:family="paragraph" style:parent-style-name="Text_20_body" style:list-style-name="L1">
      <style:text-properties fo:color="#000000" fo:font-style="normal" officeooo:rsid="0016282d" officeooo:paragraph-rsid="001766ca" style:font-style-asian="normal" style:font-style-complex="normal"/>
    </style:style>
    <style:style style:name="P16" style:family="paragraph" style:parent-style-name="Text_20_body" style:list-style-name="L1">
      <style:text-properties fo:color="#000000" fo:font-style="normal" officeooo:rsid="0016282d" officeooo:paragraph-rsid="0017e3c7" style:font-style-asian="normal" style:font-style-complex="normal"/>
    </style:style>
    <style:style style:name="P17" style:family="paragraph" style:parent-style-name="Text_20_body" style:list-style-name="L1">
      <style:text-properties fo:color="#000000" fo:font-style="normal" officeooo:rsid="0016282d" officeooo:paragraph-rsid="001c7b8e" style:font-style-asian="normal" style:font-style-complex="normal"/>
    </style:style>
    <style:style style:name="P18" style:family="paragraph" style:parent-style-name="Text_20_body">
      <style:text-properties fo:color="#000000" fo:font-style="normal" officeooo:rsid="0016282d" officeooo:paragraph-rsid="001766ca" style:font-style-asian="normal" style:font-style-complex="normal"/>
    </style:style>
    <style:style style:name="P19" style:family="paragraph" style:parent-style-name="Text_20_body">
      <style:text-properties fo:color="#000000" fo:font-style="normal" officeooo:rsid="0016282d" officeooo:paragraph-rsid="0017e3c7" style:font-style-asian="normal" style:font-style-complex="normal"/>
    </style:style>
    <style:style style:name="P20" style:family="paragraph" style:parent-style-name="Text_20_body" style:list-style-name="L1">
      <style:text-properties fo:color="#000000" fo:font-style="normal" officeooo:rsid="001766ca" officeooo:paragraph-rsid="001766ca" style:font-style-asian="normal" style:font-style-complex="normal"/>
    </style:style>
    <style:style style:name="P21" style:family="paragraph" style:parent-style-name="Text_20_body" style:list-style-name="L1">
      <style:text-properties fo:color="#000000" fo:font-style="normal" officeooo:rsid="0017e3c7" officeooo:paragraph-rsid="0017e3c7" style:font-style-asian="normal" style:font-style-complex="normal"/>
    </style:style>
    <style:style style:name="P22" style:family="paragraph" style:parent-style-name="Text_20_body">
      <style:text-properties fo:color="#000000" fo:font-style="normal" officeooo:rsid="0019abfc" officeooo:paragraph-rsid="0019abfc" style:font-style-asian="normal" style:font-style-complex="normal"/>
    </style:style>
    <style:style style:name="P23" style:family="paragraph" style:parent-style-name="Text_20_body" style:list-style-name="L1">
      <style:text-properties fo:color="#000000" fo:font-style="normal" officeooo:rsid="001c7b8e" officeooo:paragraph-rsid="001c7b8e" style:font-style-asian="normal" style:font-style-complex="normal"/>
    </style:style>
    <style:style style:name="P24" style:family="paragraph" style:parent-style-name="Text_20_body" style:list-style-name="L1">
      <style:text-properties fo:color="#000000" fo:font-style="normal" officeooo:rsid="001e2f42" officeooo:paragraph-rsid="001e2f42" style:font-style-asian="normal" style:font-style-complex="normal"/>
    </style:style>
    <style:style style:name="P25" style:family="paragraph" style:parent-style-name="Text_20_body" style:list-style-name="L1">
      <style:text-properties fo:color="#000000" fo:language="es" fo:country="ES" fo:font-style="normal" officeooo:rsid="0000d4d0" officeooo:paragraph-rsid="0000d4d0" style:font-style-asian="normal" style:font-style-complex="normal"/>
    </style:style>
    <style:style style:name="P26" style:family="paragraph" style:parent-style-name="Text_20_body">
      <style:text-properties fo:color="#000000" fo:language="es" fo:country="ES" fo:font-style="normal" officeooo:rsid="00084f93" officeooo:paragraph-rsid="0002b873" style:font-style-asian="normal" style:font-style-complex="normal"/>
    </style:style>
    <style:style style:name="P27" style:family="paragraph" style:parent-style-name="Text_20_body" style:list-style-name="L3">
      <style:text-properties officeooo:rsid="000e0aaf" officeooo:paragraph-rsid="000e0aaf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fo:color="#000099" style:font-name="Consolas" fo:font-size="10.5pt" fo:language="es" fo:country="ES" fo:font-style="normal" officeooo:rsid="0000d4d0" officeooo:paragraph-rsid="001274f5" style:font-size-asian="10.5pt" style:font-style-asian="normal" style:font-size-complex="10.5pt" style:font-style-complex="normal"/>
    </style:style>
    <style:style style:name="P29" style:family="paragraph" style:parent-style-name="Text_20_body">
      <style:paragraph-properties fo:margin-left="2.501cm" fo:margin-right="0cm" fo:margin-top="0cm" fo:margin-bottom="0cm" loext:contextual-spacing="false" fo:text-indent="0cm" style:auto-text-indent="false"/>
      <style:text-properties fo:color="#000099" style:font-name="Consolas" fo:font-size="10.5pt" fo:language="es" fo:country="ES" fo:font-style="normal" officeooo:rsid="0000d4d0" officeooo:paragraph-rsid="000e0aaf" style:font-size-asian="10.5pt" style:font-style-asian="normal" style:font-size-complex="10.5pt" style:font-style-complex="normal"/>
    </style:style>
    <style:style style:name="P30" style:family="paragraph" style:parent-style-name="Text_20_body">
      <style:paragraph-properties fo:margin-left="2.501cm" fo:margin-right="0cm" fo:margin-top="0cm" fo:margin-bottom="0cm" loext:contextual-spacing="false" fo:text-indent="0cm" style:auto-text-indent="false"/>
      <style:text-properties fo:color="#000099" style:font-name="Consolas" fo:font-size="10.5pt" fo:language="es" fo:country="ES" fo:font-style="normal" officeooo:rsid="0000d4d0" officeooo:paragraph-rsid="00112180" style:font-size-asian="10.5pt" style:font-style-asian="normal" style:font-size-complex="10.5pt" style:font-style-complex="normal"/>
    </style:style>
    <style:style style:name="T1" style:family="text">
      <style:text-properties fo:color="#000099" fo:language="es" fo:country="ES" fo:font-style="italic" style:font-style-asian="italic" style:font-style-complex="italic"/>
    </style:style>
    <style:style style:name="T2" style:family="text">
      <style:text-properties fo:color="#000099" fo:language="es" fo:country="ES" fo:font-style="italic" officeooo:rsid="000f52bc" style:font-style-asian="italic" style:font-style-complex="italic"/>
    </style:style>
    <style:style style:name="T3" style:family="text">
      <style:text-properties fo:color="#000099" fo:language="es" fo:country="E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0099" fo:language="es" fo:country="ES" fo:font-style="normal" style:font-style-asian="normal" style:font-style-complex="normal"/>
    </style:style>
    <style:style style:name="T5" style:family="text">
      <style:text-properties fo:color="#000099" fo:language="es" fo:country="ES" fo:font-style="normal" officeooo:rsid="0000d4d0" style:font-style-asian="normal" style:font-style-complex="normal"/>
    </style:style>
    <style:style style:name="T6" style:family="text">
      <style:text-properties fo:color="#000099" fo:language="es" fo:country="ES" officeooo:rsid="000f52bc"/>
    </style:style>
    <style:style style:name="T7" style:family="text">
      <style:text-properties fo:color="#000099" fo:font-weight="bold" officeooo:rsid="000b9628" style:font-weight-asian="bold" style:font-weight-complex="bold"/>
    </style:style>
    <style:style style:name="T8" style:family="text">
      <style:text-properties fo:color="#000099" style:font-name="Consolas" fo:font-size="10.5pt" fo:language="es" fo:country="ES" officeooo:rsid="00112180" style:font-size-asian="10.5pt" style:font-size-complex="10.5pt"/>
    </style:style>
    <style:style style:name="T9" style:family="text">
      <style:text-properties fo:color="#000099" style:font-name="Consolas" fo:font-size="10.5pt" fo:language="es" fo:country="ES" officeooo:rsid="001766ca" style:font-size-asian="10.5pt" style:font-size-complex="10.5pt"/>
    </style:style>
    <style:style style:name="T10" style:family="text">
      <style:text-properties fo:color="#000099" style:font-name="Consolas" fo:font-size="10.5pt" fo:language="es" fo:country="ES" officeooo:rsid="001c7b8e" style:font-size-asian="10.5pt" style:font-size-complex="10.5pt"/>
    </style:style>
    <style:style style:name="T11" style:family="text">
      <style:text-properties fo:language="es" fo:country="ES"/>
    </style:style>
    <style:style style:name="T12" style:family="text">
      <style:text-properties fo:language="es" fo:country="ES" fo:font-style="italic" style:font-style-asian="italic" style:font-style-complex="italic"/>
    </style:style>
    <style:style style:name="T13" style:family="text">
      <style:text-properties fo:language="es" fo:country="ES" fo:font-weight="bold" style:font-weight-asian="bold" style:font-weight-complex="bold"/>
    </style:style>
    <style:style style:name="T14" style:family="text">
      <style:text-properties fo:language="es" fo:country="ES" officeooo:rsid="000f52bc"/>
    </style:style>
    <style:style style:name="T15" style:family="text">
      <style:text-properties fo:language="es" fo:country="ES" officeooo:rsid="001274f5"/>
    </style:style>
    <style:style style:name="T16" style:family="text">
      <style:text-properties fo:language="es" fo:country="ES" officeooo:rsid="001766ca"/>
    </style:style>
    <style:style style:name="T17" style:family="text">
      <style:text-properties fo:language="es" fo:country="ES" fo:font-style="normal" officeooo:rsid="001274f5" style:font-style-asian="normal" style:font-style-complex="normal"/>
    </style:style>
    <style:style style:name="T18" style:family="text">
      <style:text-properties fo:language="es" fo:country="ES" fo:font-style="normal" officeooo:rsid="0019abfc" style:font-style-asian="normal" style:font-style-complex="normal"/>
    </style:style>
    <style:style style:name="T19" style:family="text">
      <style:text-properties officeooo:rsid="000b9628"/>
    </style:style>
    <style:style style:name="T20" style:family="text">
      <style:text-properties fo:font-weight="bold" officeooo:rsid="000e0aaf" style:font-weight-asian="bold" style:font-weight-complex="bold"/>
    </style:style>
    <style:style style:name="T21" style:family="text">
      <style:text-properties officeooo:rsid="000c5e53"/>
    </style:style>
    <style:style style:name="T22" style:family="text">
      <style:text-properties officeooo:rsid="000e0aaf"/>
    </style:style>
    <style:style style:name="T23" style:family="text">
      <style:text-properties officeooo:rsid="00112180"/>
    </style:style>
    <style:style style:name="T24" style:family="text">
      <style:text-properties fo:font-weight="normal"/>
    </style:style>
    <style:style style:name="T25" style:family="text">
      <style:text-properties officeooo:rsid="001628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ULP-CSS</text:p>
      <text:p text:style-name="P2">Como <text:span text:style-name="T19">Instalar Gulp, Sass, Autoprefixer</text:span></text:p>
      <text:p text:style-name="P1">(Suponemos que ya <text:span text:style-name="T19">tenemos un proyecto creado</text:span>)</text:p>
      <text:p text:style-name="P1"/>
      <text:list xml:id="list3358928052" text:style-name="L1">
        <text:list-item>
          <text:p text:style-name="P7"><text:span text:style-name="T19">Primero tendremos que tener instalado Nodejs</text:span>. <text:span text:style-name="T19">Para ello iremos a la sección de descargas de la web de Nodejs: <text:s/></text:span><text:span text:style-name="T7">https://nodejs.org/es/download/</text:span><text:span text:style-name="T19"> <text:s/>y descargaremos la versión correspondiente a nuestro sistema operativo. En mi caso </text:span><text:span text:style-name="T7">Windows 64-bit</text:span><text:span text:style-name="T19">.</text:span></text:p>
        </text:list-item>
        <text:list-item>
          <text:p text:style-name="P7"><text:span text:style-name="T21">Ejecutamos la instalación</text:span>. <text:span text:style-name="T21">Muy sencillo, todo “Siguiente”. </text:span><text:s/></text:p>
        </text:list-item>
        <text:list-item>
          <text:p text:style-name="P7"><text:span text:style-name="T21">Para comprobar si se ha instalado correctamente abrimos una nueva ventana de terminal y ejecutamos las siguientes órdenes y nos debe de devolver las versiones instaladas</text:span>: </text:p>
        </text:list-item>
      </text:list>
      <text:list xml:id="list3000405964" text:style-name="L2">
        <text:list-item>
          <text:list>
            <text:list-item>
              <text:p text:style-name="P8"><text:span text:style-name="T21">node --version</text:span></text:p>
            </text:list-item>
            <text:list-item>
              <text:p text:style-name="P9">node --version</text:p>
            </text:list-item>
          </text:list>
        </text:list-item>
      </text:list>
      <text:list xml:id="list114022781584949" text:continue-list="list3358928052" text:style-name="L1">
        <text:list-item>
          <text:p text:style-name="P25"><text:span text:style-name="T22">Si todo está correcto entraremos en el directorio de nuestro proyecto y ejecutamos</text:span>:</text:p>
        </text:list-item>
      </text:list>
      <text:list xml:id="list797782296" text:style-name="L3">
        <text:list-item>
          <text:list>
            <text:list-item>
              <text:p text:style-name="P27"><text:span text:style-name="T5">n</text:span><text:span text:style-name="T4">pm init</text:span></text:p>
            </text:list-item>
          </text:list>
        </text:list-item>
      </text:list>
      <text:list xml:id="list114021913981048" text:continue-list="list114022781584949" text:style-name="L1">
        <text:list-item>
          <text:p text:style-name="P25"><text:span text:style-name="T22">Nos pedirá una serie de datos como el nombre del paquete, versión, descripción, punto de entrada, autor y algo más. Si queremos los valores por defecto pulsamos enter sino, escribimos lo que queramos poner. Con esto se crea un nuevo fichero llamado </text:span><text:span text:style-name="T20">package.json</text:span><text:span text:style-name="T22"> y contendrá algo parecido a lo siguiente</text:span>:</text:p>
        </text:list-item>
      </text:list>
      <text:p text:style-name="P29">{</text:p>
      <text:p text:style-name="P29"><text:s text:c="2"/>"name": "adminflex",</text:p>
      <text:p text:style-name="P29"><text:s text:c="2"/>"version": "1.0.0",</text:p>
      <text:p text:style-name="P29"><text:s text:c="2"/>"description": "Panel de Administracion con FlexBox",</text:p>
      <text:p text:style-name="P29"><text:s text:c="2"/>"main": "gulpfile.js",</text:p>
      <text:p text:style-name="P29"><text:s text:c="2"/>"scripts": {</text:p>
      <text:p text:style-name="P29"><text:s text:c="4"/>"test": "echo \"Error: no test specified\" &amp;&amp; exit 1"</text:p>
      <text:p text:style-name="P29"><text:s text:c="2"/>},</text:p>
      <text:p text:style-name="P29"><text:s text:c="2"/>"author": "Monica Frey Grimm",</text:p>
      <text:p text:style-name="P29"><text:s text:c="2"/>"license": "ISC"</text:p>
      <text:p text:style-name="P29">}</text:p>
      <text:list xml:id="list114022280576024" text:continue-numbering="true" text:style-name="L1">
        <text:list-item>
          <text:p text:style-name="P10"><text:span text:style-name="T14">Podemos abrir nuestro proyecto con Visual Studio Code. Abre el fichero </text:span><text:span text:style-name="T2">package.json</text:span><text:span text:style-name="T14"> creado y comprueba su contenido</text:span><text:span text:style-name="T11">. </text:span></text:p>
        </text:list-item>
        <text:list-item>
          <text:p text:style-name="P11"><text:span text:style-name="T11">Ahora iremos instalando las herramientas que queremos utilizar y que se vayan grabando en este fichero como dependencias de nuestro proyecto. </text:span></text:p>
        </text:list-item>
        <text:list-item>
          <text:p text:style-name="P11"><text:span text:style-name="T13">Gulp</text:span><text:span text:style-name="T11">. Primero instalaremos gulp de manera global en nuestro sistema. </text:span></text:p>
        </text:list-item>
        <text:list-item>
          <text:p text:style-name="P11"><text:soft-page-break/><text:span text:style-name="T13">Gulp</text:span><text:span text:style-name="T11">. Ahora lo instalaremos de manera local a nuestro proyecto indicando que se cree como dependencia en nuestro </text:span><text:span text:style-name="T13">package.json</text:span><text:span text:style-name="T11">.</text:span></text:p>
        </text:list-item>
      </text:list>
      <text:p text:style-name="P30"><text:span text:style-name="T23">npm install --save-dev gulp</text:span></text:p>
      <text:p text:style-name="P30"><text:span text:style-name="T11"/></text:p>
      <text:list xml:id="list114022562993754" text:continue-numbering="true" text:style-name="L1">
        <text:list-item>
          <text:p text:style-name="P11"><text:span text:style-name="T11">Si mira</text:span><text:span text:style-name="T15">mos el </text:span><text:span text:style-name="T11">fichero verás como aparece un nuevo apartado “</text:span><text:span text:style-name="T13">devDependencies</text:span><text:span text:style-name="T11">” que incluye </text:span><text:span text:style-name="T3">gulp</text:span><text:span text:style-name="T11"> como dependencia de nuestro proyecto.</text:span></text:p>
        </text:list-item>
        <text:list-item>
          <text:p text:style-name="P11"><text:span text:style-name="T13">AutoPrefixer</text:span><text:span text:style-name="T11">. </text:span><text:span text:style-name="T15">Hacemos lo mismo para gulp-autoprefixer. </text:span></text:p>
          <text:list>
            <text:list-header>
              <text:p text:style-name="P28"><text:span text:style-name="T23">npm install --save-dev gulp-autoprefixer</text:span></text:p>
            </text:list-header>
          </text:list>
          <text:p text:style-name="P28"/>
        </text:list-item>
        <text:list-item>
          <text:p text:style-name="P11"><text:span text:style-name="T13">Sass</text:span><text:span text:style-name="T11">. </text:span><text:span text:style-name="T15">Y de nuevo lo mismo para gulp-sass.</text:span></text:p>
          <text:list>
            <text:list-header>
              <text:p text:style-name="P28"><text:span text:style-name="T23">npm install --save-dev gulp-sass</text:span></text:p>
              <text:p text:style-name="P28"/>
            </text:list-header>
          </text:list>
        </text:list-item>
        <text:list-item>
          <text:p text:style-name="P12"><text:span text:style-name="T11">Si comprobamos de nuevo el fichero json veremos que aparecen todas las dependencias a </text:span><text:span text:style-name="T1">gulp</text:span><text:span text:style-name="T11">, </text:span><text:span text:style-name="T1">autoprefixer</text:span><text:span text:style-name="T11"> y </text:span><text:span text:style-name="T1">sass</text:span><text:span text:style-name="T11">. </text:span></text:p>
        </text:list-item>
      </text:list>
      <text:p text:style-name="P3"><text:span text:style-name="T17">{</text:span></text:p>
      <text:p text:style-name="P3"><text:tab/>"name": "adminflex",</text:p>
      <text:p text:style-name="P3"><text:tab/>"version": "1.0.0",</text:p>
      <text:p text:style-name="P3"><text:tab/>"description": "Panel de Administracion con FlexBox",</text:p>
      <text:p text:style-name="P3"><text:tab/>"main": "gulpfile.js",</text:p>
      <text:p text:style-name="P3"><text:tab/>"scripts": {</text:p>
      <text:p text:style-name="P3"><text:tab/><text:tab/>"test": "echo \"Error: no test specified\" &amp;&amp; exit 1"</text:p>
      <text:p text:style-name="P3"><text:tab/>},</text:p>
      <text:p text:style-name="P3"><text:tab/>"author": "Monica Frey Grimm",</text:p>
      <text:p text:style-name="P3"><text:tab/>"license": "ISC",</text:p>
      <text:p text:style-name="P3"><text:tab/>"dependencies": {},</text:p>
      <text:p text:style-name="P3"><text:tab/>"devDependencies": {</text:p>
      <text:p text:style-name="P3"><text:tab/><text:tab/>"gulp": "^<text:span text:style-name="T25">3</text:span>.<text:span text:style-name="T25">9</text:span>.<text:span text:style-name="T25">1</text:span>",</text:p>
      <text:p text:style-name="P3"><text:tab/><text:tab/>"gulp-autoprefixer": "^<text:span text:style-name="T25">5</text:span>.0.0",</text:p>
      <text:p text:style-name="P3"><text:tab/><text:tab/>"gulp-sass": "^4.0.<text:span text:style-name="T25">1</text:span>"</text:p>
      <text:p text:style-name="P3"><text:tab/>}</text:p>
      <text:p text:style-name="P3">}</text:p>
      <text:p text:style-name="P13"><text:span text:style-name="T11"/></text:p>
      <text:list xml:id="list114021646660079" text:continue-numbering="true" text:style-name="L1">
        <text:list-item>
          <text:p text:style-name="P14"><text:span text:style-name="T11">En mi caso he tenido que forzar las versiones de cada instalación para que me funcionara todo bien, sino es el caso instalar siempre últimas versiones. </text:span></text:p>
        </text:list-item>
        <text:list-item>
          <text:p text:style-name="P14"><text:span text:style-name="T11">Si es necesario instalar una versión determinada solo hay que poner “@version” detrás del nombre de la </text:span><text:span text:style-name="T16">extensión.</text:span><text:span text:style-name="T11"> </text:span></text:p>
          <text:p text:style-name="P15"><text:span text:style-name="T11"><text:tab/></text:span><text:span text:style-name="T8">npm install --save-dev gulp</text:span><text:span text:style-name="T9">@3.9.1</text:span></text:p>
        </text:list-item>
        <text:list-item>
          <text:p text:style-name="P20"><text:span text:style-name="T11">Si necesitamos desinstalar alguna extensión sustituimos solo el “install” por el “uninstall” indicando lo mismo que cuando instalamos. </text:span></text:p>
          <text:list>
            <text:list-item>
              <text:list>
                <text:list-header>
                  <text:p text:style-name="P16"><text:span text:style-name="T8">npm </text:span><text:span text:style-name="T9">un</text:span><text:span text:style-name="T8">install --save-dev </text:span><text:a xlink:type="simple" xlink:href="mailto:gulp@3.9.1" text:style-name="Internet_20_link" text:visited-style-name="Visited_20_Internet_20_Link">gulp</text:a><text:a xlink:type="simple" xlink:href="mailto:gulp@3.9.1" text:style-name="Internet_20_link" text:visited-style-name="Visited_20_Internet_20_Link"><text:span text:style-name="T9">@3.9.1</text:span></text:a></text:p>
                </text:list-header>
              </text:list>
            </text:list-item>
          </text:list>
        </text:list-item>
      </text:list>
      <text:p text:style-name="P19"><text:span text:style-name="T9"/></text:p>
      <text:list xml:id="list114022774198313" text:continue-numbering="true" text:style-name="L1">
        <text:list-item>
          <text:p text:style-name="P21"><text:soft-page-break/><text:span text:style-name="T11">Ahora solo nos queda escribir nuestro fichero </text:span><text:span text:style-name="T13">gulpfile.js</text:span><text:span text:style-name="T11">. Siempre debe tener este nombre. </text:span></text:p>
        </text:list-item>
      </text:list>
      <text:p text:style-name="P4"><text:span text:style-name="T18">const gulp = require('gulp'),</text:span></text:p>
      <text:p text:style-name="P4">sass = require('gulp-sass'),</text:p>
      <text:p text:style-name="P5"><text:span text:style-name="T24">autoprefixer = require('gulp-autoprefixer');</text:span></text:p>
      <text:p text:style-name="P5"><text:span text:style-name="T24"/></text:p>
      <text:p text:style-name="P5"><text:span text:style-name="T24">gulp.task('sass', () =&gt; {</text:span></text:p>
      <text:p text:style-name="P5"><text:span text:style-name="T24"><text:tab/>gulp.src('scss/app.scss')</text:span></text:p>
      <text:p text:style-name="P5"><text:span text:style-name="T24"><text:tab/><text:tab/>.pipe(autoprefixer({</text:span></text:p>
      <text:p text:style-name="P5"><text:span text:style-name="T24"><text:tab/><text:tab/><text:tab/>browsers: ['last 2 versions'],</text:span></text:p>
      <text:p text:style-name="P5"><text:span text:style-name="T24"><text:tab/><text:tab/><text:tab/>cascade: false</text:span></text:p>
      <text:p text:style-name="P5"><text:span text:style-name="T24"><text:tab/><text:tab/>}) )</text:span></text:p>
      <text:p text:style-name="P5"><text:span text:style-name="T24"><text:tab/><text:tab/>.pipe(sass({</text:span></text:p>
      <text:p text:style-name="P5"><text:span text:style-name="T24"><text:tab/><text:tab/><text:tab/>includePaths: ['scss']</text:span></text:p>
      <text:p text:style-name="P5"><text:span text:style-name="T24"><text:tab/><text:tab/>}))</text:span></text:p>
      <text:p text:style-name="P5"><text:span text:style-name="T24"><text:tab/><text:tab/>.pipe(gulp.dest('css'));</text:span></text:p>
      <text:p text:style-name="P5"><text:span text:style-name="T24">});</text:span></text:p>
      <text:p text:style-name="P5"><text:span text:style-name="T24"/></text:p>
      <text:p text:style-name="P5"><text:span text:style-name="T24">gulp.task('watch', ['sass'], () =&gt; {</text:span></text:p>
      <text:p text:style-name="P5"><text:span text:style-name="T24"><text:tab/>gulp.watch(['scss/*.scss'], ['sass']);</text:span></text:p>
      <text:p text:style-name="P5"><text:span text:style-name="T24">});</text:span></text:p>
      <text:p text:style-name="P22"><text:span text:style-name="T11"/></text:p>
      <text:list xml:id="list114022890853296" text:continue-numbering="true" text:style-name="L1">
        <text:list-item>
          <text:p text:style-name="P23"><text:span text:style-name="T11">Para probar que todo funciona, abre una terminal en el directorio del proyecto donde tienes gulpfile.js y ejecuta el siguiente comando:</text:span></text:p>
          <text:list>
            <text:list-item>
              <text:list>
                <text:list-header>
                  <text:p text:style-name="P17"><text:span text:style-name="T10">gulp watch</text:span></text:p>
                </text:list-header>
              </text:list>
            </text:list-item>
          </text:list>
        </text:list-item>
        <text:list-item>
          <text:p text:style-name="P23"><text:span text:style-name="T11">Este comando ejecutará la tarea “</text:span><text:span text:style-name="T13">watch</text:span><text:span text:style-name="T11">” que hemos definido en el fichero </text:span><text:span text:style-name="T1">gulpfile.js</text:span><text:span text:style-name="T11">. Esta tarea se encarga de escuchar cualquier cambio en algún fichero </text:span><text:span text:style-name="T1">scss</text:span><text:span text:style-name="T11"> que se encuentre en el directorio </text:span><text:span text:style-name="T13">scss</text:span><text:span text:style-name="T11">. Si se produce algún cambio ejecutará la tarea “</text:span><text:span text:style-name="T13">sass</text:span><text:span text:style-name="T11">” que convierte los ficheros </text:span><text:span text:style-name="T1">scss</text:span><text:span text:style-name="T11"> en </text:span><text:span text:style-name="T1">css</text:span><text:span text:style-name="T11"> para el uso de nuestro proyecto web. </text:span></text:p>
        </text:list-item>
        <text:list-item>
          <text:p text:style-name="P24"><text:span text:style-name="T11">Prueba a cambiar algo en el fichero scss a ver si se aplican los cambios en el css.</text:span></text:p>
        </text:list-item>
      </text:list>
      <text:p text:style-name="P18"><text:span text:style-name="T11"><text:tab/><text:tab/></text:span></text:p>
      <text:p text:style-name="P2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'Courier New', monospace"/>
    <style:font-face style:name="Mangal1" svg:font-family="Mangal"/>
    <style:font-face style:name="Terminal" svg:font-family="Termin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9-02-11T11:40:19.636000000</dc:date>
    <meta:editing-duration>PT1H12M46S</meta:editing-duration>
    <meta:editing-cycles>19</meta:editing-cycles>
    <meta:document-statistic meta:table-count="0" meta:image-count="0" meta:object-count="0" meta:page-count="3" meta:paragraph-count="78" meta:word-count="601" meta:character-count="4039" meta:non-whitespace-character-count="3467"/>
  </office:meta>
</office:document-meta>
</file>